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"/>
    <style:font-face style:name="menlo" svg:font-family="menl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enlo" fo:font-size="13pt" fo:letter-spacing="normal" fo:font-style="normal" style:text-underline-style="none" fo:font-weight="normal" style:font-size-asian="13pt" style:font-size-complex="13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enlo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f0000" loext:opacity="100%" style:font-name="menlo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f0000" loext:opacity="100%" style:font-name="menlo" fo:font-size="13pt" fo:letter-spacing="normal" fo:font-style="normal" style:text-underline-style="none" fo:font-weight="normal" style:font-size-asian="13pt" style:font-size-complex="13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f0000" loext:opacity="100%" style:font-name="menlo" fo:font-size="13pt" fo:letter-spacing="normal" fo:font-style="normal" fo:font-weight="normal" style:font-size-asian="13pt" style:font-size-complex="13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f0000" loext:opacity="100%" style:font-name="Menlo" fo:font-size="13pt" fo:letter-spacing="normal" fo:font-style="normal" style:text-underline-style="none" fo:font-weight="normal" style:font-size-asian="13pt" style:font-size-complex="13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ff0000" loext:opacity="100%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color="#ff0000" loext:opacity="100%" style:font-name="Menlo" fo:font-size="13pt" style:text-underline-style="none" style:font-size-asian="13pt" style:font-size-complex="13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ff0000" loext:opacity="100%" fo:font-size="13pt" style:text-underline-style="none" style:font-size-asian="13pt" style:font-size-complex="13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color="#ff0000" loext:opacity="100%" style:font-name="menlo" fo:font-size="13pt" style:font-size-asian="13pt" style:font-size-complex="13pt"/>
    </style:style>
    <style:style style:name="T1" style:family="text">
      <style:text-properties fo:font-variant="normal" fo:text-transform="none" fo:color="#000000" loext:opacity="100%" style:font-name="menlo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menlo" fo:letter-spacing="normal" fo:font-style="italic" fo:font-weight="normal"/>
    </style:style>
    <style:style style:name="T3" style:family="text">
      <style:text-properties fo:font-variant="normal" fo:text-transform="none" fo:color="#000000" loext:opacity="100%" style:font-name="menlo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T4" style:family="text">
      <style:text-properties fo:font-variant="normal" fo:text-transform="none" fo:color="#000000" loext:opacity="100%" fo:letter-spacing="normal" fo:font-style="normal" fo:font-weight="normal"/>
    </style:style>
    <style:style style:name="T5" style:family="text">
      <style:text-properties fo:font-variant="normal" fo:text-transform="none" fo:color="#000000" loext:opacity="100%" fo:letter-spacing="normal" fo:font-style="normal" style:text-underline-style="none" fo:font-weight="normal"/>
    </style:style>
    <style:style style:name="T6" style:family="text">
      <style:text-properties fo:font-variant="normal" fo:text-transform="none" fo:color="#000000" loext:opacity="100%" style:font-name="Menlo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Menlo" fo:font-size="13pt" fo:letter-spacing="normal" fo:font-style="normal" style:text-underline-style="solid" style:text-underline-width="auto" style:text-underline-color="font-color" fo:font-weight="normal" style:font-size-asian="13pt" style:font-style-asian="normal" style:font-size-complex="13pt" style:font-style-complex="normal"/>
    </style:style>
    <style:style style:name="T8" style:family="text">
      <style:text-properties fo:font-variant="normal" fo:text-transform="none" fo:color="#000000" loext:opacity="100%" style:font-name="Menlo" fo:font-size="13pt" fo:letter-spacing="normal" fo:font-style="normal" style:text-underline-style="solid" style:text-underline-width="auto" style:text-underline-color="font-color" fo:font-weight="normal" officeooo:rsid="000abbd3" style:font-size-asian="13pt" style:font-style-asian="normal" style:font-size-complex="13pt" style:font-style-complex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style:text-underline-style="none" fo:font-weight="normal"/>
    </style:style>
    <style:style style:name="T11" style:family="text">
      <style:text-properties fo:font-variant="normal" fo:text-transform="none" style:font-name="menlo" fo:letter-spacing="normal" fo:font-style="normal" fo:font-weight="normal"/>
    </style:style>
    <style:style style:name="T12" style:family="text">
      <style:text-properties fo:font-variant="normal" fo:text-transform="none" style:font-name="menlo" fo:letter-spacing="normal" fo:font-style="italic" fo:font-weight="normal"/>
    </style:style>
    <style:style style:name="T13" style:family="text">
      <style:text-properties fo:font-variant="normal" fo:text-transform="none" style:font-name="menlo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T14" style:family="text">
      <style:text-properties fo:font-variant="normal" fo:text-transform="none" style:font-name="Menlo" fo:font-size="13pt" fo:letter-spacing="normal" fo:font-style="normal" style:text-underline-style="solid" style:text-underline-width="auto" style:text-underline-color="font-color" fo:font-weight="normal" style:font-size-asian="13pt" style:font-style-asian="normal" style:font-size-complex="13pt" style:font-style-complex="normal"/>
    </style:style>
    <style:style style:name="T15" style:family="text">
      <style:text-properties fo:font-variant="normal" fo:text-transform="none" style:font-name="Menlo" fo:font-size="13pt" fo:letter-spacing="normal" fo:font-style="normal" style:text-underline-style="solid" style:text-underline-width="auto" style:text-underline-color="font-color" fo:font-weight="normal" officeooo:rsid="000abbd3" style:font-size-asian="13pt" style:font-style-asian="normal" style:font-size-complex="13pt" style:font-style-complex="normal"/>
    </style:style>
    <style:style style:name="T16" style:family="text">
      <style:text-properties fo:font-variant="normal" fo:text-transform="none" style:font-name="Menlo" fo:letter-spacing="normal" fo:font-style="normal" fo:font-weight="normal"/>
    </style:style>
    <style:style style:name="T17" style:family="text">
      <style:text-properties fo:color="#000000" loext:opacity="100%" fo:letter-spacing="normal" fo:font-style="italic" fo:font-weight="normal"/>
    </style:style>
    <style:style style:name="T18" style:family="text">
      <style:text-properties fo:font-style="italic"/>
    </style:style>
    <style:style style:name="T19" style:family="text">
      <style:text-properties style:font-name="Menlo"/>
    </style:style>
    <style:style style:name="T20" style:family="text">
      <style:text-properties fo:letter-spacing="normal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Illusion du carré impossible</text:p>
      <text:p text:style-name="P4"/>
      <text:p text:style-name="P6">Aller à <text:span text:style-name="T18">x</text:span>=25; <text:span text:style-name="T18">y</text:span>=9; </text:p>
      <text:p text:style-name="P6">Stylo écrit </text:p>
      <text:p text:style-name="P6">Tourner de 270 degrés</text:p>
      <text:p text:style-name="P6">Répéter 2 fois </text:p>
      <text:p text:style-name="P6"><text:s/>Répéter 2 fois </text:p>
      <text:p text:style-name="P6"><text:s text:c="2"/>Avancer de 18 px </text:p>
      <text:p text:style-name="P6"><text:s text:c="2"/>Tourner de 315 degrés</text:p>
      <text:p text:style-name="P6"><text:s text:c="2"/>Avancer de 10 px </text:p>
      <text:p text:style-name="P6"><text:s text:c="2"/>Tourner de 180 degrés</text:p>
      <text:p text:style-name="P6"><text:s text:c="2"/>Avancer de 10 px </text:p>
      <text:p text:style-name="P6"><text:s text:c="2"/>Tourner de 315 degrés</text:p>
      <text:p text:style-name="P6"><text:s text:c="2"/>Avancer de 25 px </text:p>
      <text:p text:style-name="P6"><text:s text:c="2"/>Tourner de 90 degrés</text:p>
      <text:p text:style-name="P6"><text:s text:c="2"/>Avancer de 25 px </text:p>
      <text:p text:style-name="P6"><text:s text:c="2"/>Tourner de 90 degrés</text:p>
      <text:p text:style-name="P6"><text:s text:c="2"/>Avancer de 39 px </text:p>
      <text:p text:style-name="P6"><text:s text:c="2"/>Tourner de 225 degrés</text:p>
      <text:p text:style-name="P6"><text:s text:c="2"/>Avancer de 10 px </text:p>
      <text:p text:style-name="P6"><text:s text:c="2"/>Tourner de 315 degrés</text:p>
      <text:p text:style-name="P6"><text:s text:c="2"/>Avancer de 39 px </text:p>
      <text:p text:style-name="P6"><text:s text:c="2"/>Tourner de 270 degrés</text:p>
      <text:p text:style-name="P6"><text:s text:c="2"/>Avancer de 39 px </text:p>
      <text:p text:style-name="P6"><text:s text:c="2"/>Tourner de 270 degrés</text:p>
      <text:p text:style-name="P6"><text:s text:c="2"/>Avancer de 39 px </text:p>
      <text:p text:style-name="P6"><text:s text:c="2"/>Tourner de 270 degrés</text:p>
      <text:p text:style-name="P6"><text:s text:c="2"/>Avancer de 25 px </text:p>
      <text:p text:style-name="P6"><text:s text:c="2"/>Tourner de 270 degrés</text:p>
      <text:p text:style-name="P6"><text:s text:c="2"/>Avancer de 25 px </text:p>
      <text:p text:style-name="P6"><text:s text:c="2"/>Tourner de 270 degrés</text:p>
      <text:p text:style-name="P6"><text:s text:c="2"/>Avancer de 18 px </text:p>
      <text:p text:style-name="P6"><text:s text:c="2"/>Tourner de 180 degrés</text:p>
      <text:p text:style-name="P4"><text:s/>&lt;flèche&gt;</text:p>
      <text:p text:style-name="P6"><text:s/>Tourner de 270 degrés</text:p>
      <text:p text:style-name="P6"><text:s/>Stylo relevé</text:p>
      <text:p text:style-name="P4"><text:s/><text:span text:style-name="T19">Avancer de 50 px </text:span></text:p>
      <text:p text:style-name="P4"><text:s/><text:span text:style-name="T19">Stylo écrit </text:span></text:p>
      <text:p text:style-name="P6">&lt;flèche&gt;</text:p>
      <text:p text:style-name="P6"/>
      <text:p text:style-name="P4"/>
      <text:p text:style-name="P7"><text:span text:style-name="T13">Illusion de </text:span><text:span text:style-name="T14">Müller-L</text:span><text:span text:style-name="T15">y</text:span><text:span text:style-name="T14">er</text:span></text:p>
      <text:p text:style-name="P4"/>
      <text:p text:style-name="P8"><text:span text:style-name="T11">Aller à </text:span><text:span text:style-name="T12">x</text:span><text:span text:style-name="T11">=-25; </text:span><text:span text:style-name="T12">y</text:span><text:span text:style-name="T11">=-15; </text:span></text:p>
      <text:p text:style-name="P4">Stylo écrit </text:p>
      <text:p text:style-name="P4">S'orienter à 90 degrés </text:p>
      <text:p text:style-name="P4">Répéter 2 fois </text:p>
      <text:p text:style-name="P8"><text:soft-page-break/><text:span text:style-name="T11"><text:s/></text:span><text:span text:style-name="T9">Avancer de 30 px </text:span></text:p>
      <text:p text:style-name="P4"><text:s/>Tourner de 135 degrés</text:p>
      <text:p text:style-name="P8"><text:span text:style-name="T11"><text:s/></text:span><text:span text:style-name="T9">Avancer de 10 px </text:span></text:p>
      <text:p text:style-name="P4"><text:s/>Tourner de 180 degrés</text:p>
      <text:p text:style-name="P8"><text:span text:style-name="T11"><text:s/></text:span><text:span text:style-name="T9">Avancer de 10 px </text:span></text:p>
      <text:p text:style-name="P4"><text:s/>Tourner de 270 degrés</text:p>
      <text:p text:style-name="P8"><text:span text:style-name="T11"><text:s/></text:span><text:span text:style-name="T9">Avancer de 10 px </text:span></text:p>
      <text:p text:style-name="P4"><text:s/>Tourner de 180 degrés</text:p>
      <text:p text:style-name="P8"><text:span text:style-name="T11"><text:s/></text:span><text:span text:style-name="T9">Avancer de 10 px </text:span></text:p>
      <text:p text:style-name="P4"><text:s/>Tourner de 135 degrés</text:p>
      <text:p text:style-name="P4">&lt;flèche&gt; </text:p>
      <text:p text:style-name="P4">Stylo relevé </text:p>
      <text:p text:style-name="P4">Tourner de 270 degrés</text:p>
      <text:p text:style-name="P4">Avancer de 50 px </text:p>
      <text:p text:style-name="P4">Stylo écrit </text:p>
      <text:p text:style-name="P4">Tourner de 90 degrés</text:p>
      <text:p text:style-name="P4">Répéter 2 fois </text:p>
      <text:p text:style-name="P8"><text:span text:style-name="T11"><text:s/></text:span><text:span text:style-name="T9">Avancer de 30 px </text:span></text:p>
      <text:p text:style-name="P4"><text:s/>Tourner de 45 degrés</text:p>
      <text:p text:style-name="P8"><text:span text:style-name="T11"><text:s/></text:span><text:span text:style-name="T9">Avancer de 10 px </text:span></text:p>
      <text:p text:style-name="P4"><text:s/>Tourner de 180 degrés</text:p>
      <text:p text:style-name="P8"><text:span text:style-name="T11"><text:s/></text:span><text:span text:style-name="T9">Avancer de 10 px </text:span></text:p>
      <text:p text:style-name="P4"><text:s/>Tourner de 90 degrés</text:p>
      <text:p text:style-name="P8"><text:span text:style-name="T11"><text:s/></text:span><text:span text:style-name="T9">Avancer de 10 px </text:span></text:p>
      <text:p text:style-name="P4"><text:s/>Tourner de 180 degrés</text:p>
      <text:p text:style-name="P8"><text:span text:style-name="T11"><text:s/></text:span><text:span text:style-name="T9">Avancer de 10 px </text:span></text:p>
      <text:p text:style-name="P4"><text:s/>Tourner de 45 degrés</text:p>
      <text:p text:style-name="P4">&lt;flèche&gt; </text:p>
      <text:p text:style-name="P4">Stylo relevé </text:p>
      <text:p text:style-name="P4">Avancer de 100 px </text:p>
      <text:p text:style-name="P4"/>
      <text:p text:style-name="P4"/>
      <text:p text:style-name="P3">Fourche du diable</text:p>
      <text:p text:style-name="P3"/>
      <text:p text:style-name="P8"><text:span text:style-name="T11">Aller à </text:span><text:span text:style-name="T12">x</text:span><text:span text:style-name="T11">=95; </text:span><text:span text:style-name="T12">y</text:span><text:span text:style-name="T11">=-13; </text:span></text:p>
      <text:p text:style-name="P4">S'orienter à 270 degrés </text:p>
      <text:p text:style-name="P4">Répéter 2 fois </text:p>
      <text:p text:style-name="P4"><text:s/>Stylo écrit </text:p>
      <text:p text:style-name="P4"><text:s/>Tourner de 340 degrés</text:p>
      <text:p text:style-name="P4"><text:s/>Avancer de 10 px </text:p>
      <text:p text:style-name="P4"><text:s/>Tourner de 290 degrés</text:p>
      <text:p text:style-name="P4"><text:s/>Avancer de 80 px </text:p>
      <text:p text:style-name="P4"><text:s/>Tourner de 270 degrés</text:p>
      <text:p text:style-name="P4"><text:s/>Avancer de 10 px </text:p>
      <text:p text:style-name="P4"><text:s/>Tourner de 270 degrés</text:p>
      <text:p text:style-name="P4"><text:s/>Avancer de 83 px </text:p>
      <text:p text:style-name="P4"><text:s/>Tourner de 110 degrés</text:p>
      <text:p text:style-name="P4"><text:s/>Avancer de 37 px </text:p>
      <text:p text:style-name="P4"><text:soft-page-break/><text:s/>Tourner de 70 degrés</text:p>
      <text:p text:style-name="P4"><text:s/>Avancer de 60 px </text:p>
      <text:p text:style-name="P4"><text:s/>Tourner de 90 degrés</text:p>
      <text:p text:style-name="P4"><text:s/>Avancer de 10 px </text:p>
      <text:p text:style-name="P4"><text:s/>Tourner de 90 degrés</text:p>
      <text:p text:style-name="P4"><text:s/>Avancer de 54 px </text:p>
      <text:p text:style-name="P4"><text:s/>Tourner de 290 degrés</text:p>
      <text:p text:style-name="P4"><text:s/>Avancer de 16 px </text:p>
      <text:p text:style-name="P4"><text:s/>Tourner de 250 degrés</text:p>
      <text:p text:style-name="P4"><text:s/>Avancer de 64 px </text:p>
      <text:p text:style-name="P4"><text:s/>Tourner de 270 degrés</text:p>
      <text:p text:style-name="P4"><text:s/>Avancer de 10 px </text:p>
      <text:p text:style-name="P4"><text:s/>Tourner de 270 degrés</text:p>
      <text:p text:style-name="P4"><text:s/>Avancer de 56 px </text:p>
      <text:p text:style-name="P4"><text:s/>Tourner de 283 degrés</text:p>
      <text:p text:style-name="P4"><text:s/>Avancer de 11 px </text:p>
      <text:p text:style-name="P4"><text:s/>Tourner de 180 degrés</text:p>
      <text:p text:style-name="P4"><text:s/>Avancer de 11 px </text:p>
      <text:p text:style-name="P4"><text:s/>Tourner de 325 degrés</text:p>
      <text:p text:style-name="P4"><text:s/>Avancer de 5 px </text:p>
      <text:p text:style-name="P4"><text:s/>Tourner de 112 degrés</text:p>
      <text:p text:style-name="P4"><text:s/>Stylo relevé </text:p>
      <text:p text:style-name="P4"><text:s/>Avancer de 170 px </text:p>
      <text:p text:style-name="P4"><text:s/>Tourner de 270 degrés</text:p>
      <text:p text:style-name="P4"><text:s/>Avancer de 1 px </text:p>
      <text:p text:style-name="P4">&lt;flèche&gt; </text:p>
      <text:p text:style-name="P4">Avancer de 200 px </text:p>
      <text:p text:style-name="P3"/>
      <text:p text:style-name="P3"/>
      <text:p text:style-name="P3">Triangle de Penrose</text:p>
      <text:p text:style-name="P3"/>
      <text:p text:style-name="P8"><text:span text:style-name="T11">Aller à </text:span><text:span text:style-name="T12">x</text:span><text:span text:style-name="T11">=-75; </text:span><text:span text:style-name="T12">y</text:span><text:span text:style-name="T11">=-18; </text:span></text:p>
      <text:p text:style-name="P4">Stylo écrit </text:p>
      <text:p text:style-name="P4">Répéter 3 fois </text:p>
      <text:p text:style-name="P9"><text:span text:style-name="T11"><text:s/></text:span><text:span text:style-name="T16">Répéter 3 fois </text:span></text:p>
      <text:p text:style-name="P6"><text:s text:c="2"/>Avancer de 40,5 px </text:p>
      <text:p text:style-name="P6"><text:s text:c="2"/>Tourner de 120 degrés</text:p>
      <text:p text:style-name="P9"><text:span text:style-name="T16"><text:s text:c="2"/>Avancer de 47,7 px </text:span><text:span text:style-name="T11"><text:s text:c="2"/></text:span></text:p>
      <text:p text:style-name="P6"><text:s text:c="2"/>Tourner de 60 degrés</text:p>
      <text:p text:style-name="P9"><text:span text:style-name="T16"><text:s text:c="2"/>Avancer de 6,2 px </text:span><text:span text:style-name="T11"><text:s text:c="2"/></text:span></text:p>
      <text:p text:style-name="P9"><text:span text:style-name="T11"><text:s text:c="2"/></text:span><text:span text:style-name="T16">Tourner de 120 degrés</text:span></text:p>
      <text:p text:style-name="P6"><text:s text:c="2"/>Avancer de 40,5 px </text:p>
      <text:p text:style-name="P9"><text:span text:style-name="T11"><text:s text:c="2"/></text:span><text:span text:style-name="T16">Tourner de 240 degrés</text:span></text:p>
      <text:p text:style-name="P6"><text:s text:c="2"/>Avancer de 27 px </text:p>
      <text:p text:style-name="P6"><text:s text:c="2"/>Tourner de 180 degrés</text:p>
      <text:p text:style-name="P6"><text:s text:c="2"/>Avancer de 27 px </text:p>
      <text:p text:style-name="P6"><text:s text:c="2"/>Tourner de 120 degrés</text:p>
      <text:p text:style-name="P4"><text:s/>&lt;flèche&gt; </text:p>
      <text:p text:style-name="P8"><text:soft-page-break/><text:span text:style-name="T11"><text:s/></text:span><text:span text:style-name="T9">Stylo relevé </text:span></text:p>
      <text:p text:style-name="P9"><text:span text:style-name="T11"><text:s/></text:span><text:span text:style-name="T16">Avancer de 60 px </text:span></text:p>
      <text:p text:style-name="P9"><text:span text:style-name="T11"><text:s/></text:span><text:span text:style-name="T16">Stylo écrit </text:span></text:p>
      <text:p text:style-name="P4">&lt;flèche&gt; </text:p>
      <text:p text:style-name="P1"/>
      <text:p text:style-name="P3">Rectangle d'or</text:p>
      <text:p text:style-name="P3"/>
      <text:p text:style-name="P8"><text:span text:style-name="T11">Aller à </text:span><text:span text:style-name="T12">x</text:span><text:span text:style-name="T11">=-35; </text:span><text:span text:style-name="T12">y</text:span><text:span text:style-name="T11">=-7; </text:span></text:p>
      <text:p text:style-name="P4">S'orienter à 90 degrés </text:p>
      <text:p text:style-name="P4">Stylo écrit </text:p>
      <text:p text:style-name="P4">Avancer de 5 px </text:p>
      <text:p text:style-name="P4">Tourner de 90 degrés</text:p>
      <text:p text:style-name="P4">Avancer de 5 px </text:p>
      <text:p text:style-name="P4">Tourner de 90 degrés</text:p>
      <text:p text:style-name="P4">Avancer de 5 px </text:p>
      <text:p text:style-name="P4">Tourner de 180 degrés</text:p>
      <text:p text:style-name="P4">Avancer de 5 px </text:p>
      <text:p text:style-name="P4">Tourner de 90 degrés</text:p>
      <text:p text:style-name="P4">Avancer de 5 px </text:p>
      <text:p text:style-name="P4">Tourner de 90 degrés</text:p>
      <text:p text:style-name="P4">Avancer de 5 px </text:p>
      <text:p text:style-name="P4">Tourner de 90 degrés</text:p>
      <text:p text:style-name="P4">Avancer de 10 px </text:p>
      <text:p text:style-name="P4">Tourner de 180 degrés</text:p>
      <text:p text:style-name="P4">Avancer de 10 px </text:p>
      <text:p text:style-name="P4">Tourner de 90 degrés</text:p>
      <text:p text:style-name="P4">Avancer de 10 px </text:p>
      <text:p text:style-name="P4">Tourner de 90 degrés</text:p>
      <text:p text:style-name="P4">Avancer de 10 px </text:p>
      <text:p text:style-name="P4">Tourner de 90 degrés</text:p>
      <text:p text:style-name="P4">Avancer de 10 px </text:p>
      <text:p text:style-name="P4">Tourner de 180 degrés</text:p>
      <text:p text:style-name="P4">Avancer de 10 px </text:p>
      <text:p text:style-name="P4">Tourner de 90 degrés</text:p>
      <text:p text:style-name="P4">Avancer de 15 px </text:p>
      <text:p text:style-name="P4">Tourner de 90 degrés</text:p>
      <text:p text:style-name="P4">Avancer de 15 px </text:p>
      <text:p text:style-name="P4">Tourner de 90 degrés</text:p>
      <text:p text:style-name="P4">Avancer de 15 px </text:p>
      <text:p text:style-name="P4">Tourner de 180 degrés</text:p>
      <text:p text:style-name="P4">Avancer de 15 px </text:p>
      <text:p text:style-name="P4">Tourner de 90 degrés</text:p>
      <text:p text:style-name="P4">Avancer de 25 px </text:p>
      <text:p text:style-name="P4">Tourner de 90 degrés</text:p>
      <text:p text:style-name="P4">Avancer de 25 px </text:p>
      <text:p text:style-name="P4">Tourner de 90 degrés</text:p>
      <text:p text:style-name="P4">Avancer de 25 px </text:p>
      <text:p text:style-name="P4">Tourner de 180 degrés</text:p>
      <text:p text:style-name="P4"><text:soft-page-break/>Avancer de 25 px </text:p>
      <text:p text:style-name="P4">Tourner de 90 degrés</text:p>
      <text:p text:style-name="P4">Avancer de 40 px </text:p>
      <text:p text:style-name="P4">Tourner de 90 degrés</text:p>
      <text:p text:style-name="P4">Avancer de 40 px </text:p>
      <text:p text:style-name="P4">Tourner de 90 degrés</text:p>
      <text:p text:style-name="P4">Avancer de 40 px </text:p>
      <text:p text:style-name="P4">Tourner de 180 degrés</text:p>
      <text:p text:style-name="P4">Avancer de 40 px </text:p>
      <text:p text:style-name="P4">Tourner de 90 degrés</text:p>
      <text:p text:style-name="P4">Avancer de 65 px </text:p>
      <text:p text:style-name="P4">Tourner de 90 degrés</text:p>
      <text:p text:style-name="P4">Avancer de 65 px </text:p>
      <text:p text:style-name="P4">Tourner de 90 degrés</text:p>
      <text:p text:style-name="P4">Avancer de 65 px </text:p>
      <text:p text:style-name="P4">Tourner de 180 degrés</text:p>
      <text:p text:style-name="P4">Avancer de 65 px </text:p>
      <text:p text:style-name="P4">Tourner de 90 degrés</text:p>
      <text:p text:style-name="P4">Avancer de 105 px </text:p>
      <text:p text:style-name="P4">Tourner de 90 degrés</text:p>
      <text:p text:style-name="P4">Avancer de 105 px </text:p>
      <text:p text:style-name="P4">Tourner de 90 degrés</text:p>
      <text:p text:style-name="P4">Avancer de 105 px </text:p>
      <text:p text:style-name="P4">Tourner de 180 degrés</text:p>
      <text:p text:style-name="P4">Avancer de 105 px </text:p>
      <text:p text:style-name="P4">Tourner de 90 degrés</text:p>
      <text:p text:style-name="P4">Avancer de 170 px </text:p>
      <text:p text:style-name="P4">Tourner de 90 degrés</text:p>
      <text:p text:style-name="P4">Avancer de 170 px </text:p>
      <text:p text:style-name="P4">Tourner de 90 degrés</text:p>
      <text:p text:style-name="P4">Avancer de 170 px </text:p>
      <text:p text:style-name="P4">Tourner de 180 degrés</text:p>
      <text:p text:style-name="P4">Avancer de 170 px </text:p>
      <text:p text:style-name="P4">Tourner de 90 degrés</text:p>
      <text:p text:style-name="P4">Stylo relevé </text:p>
      <text:p text:style-name="P8"><text:span text:style-name="T11">Aller à </text:span><text:span text:style-name="T12">x</text:span><text:span text:style-name="T11">=-35; </text:span><text:span text:style-name="T12">y</text:span><text:span text:style-name="T11">=-7; </text:span></text:p>
      <text:p text:style-name="P4">S'orienter à 90 degrés </text:p>
      <text:p text:style-name="P4">Stylo écrit </text:p>
      <text:p text:style-name="P4">Répéter 36 fois </text:p>
      <text:p text:style-name="P8"><text:span text:style-name="T11"><text:s/></text:span><text:span text:style-name="T9">Tourner de 5 degrés</text:span></text:p>
      <text:p text:style-name="P8"><text:span text:style-name="T11"><text:s/></text:span><text:span text:style-name="T9">Avancer de 0,44 px </text:span></text:p>
      <text:p text:style-name="P4">&lt;flèche&gt; </text:p>
      <text:p text:style-name="P4">Répéter 18 fois </text:p>
      <text:p text:style-name="P8"><text:span text:style-name="T11"><text:s/></text:span><text:span text:style-name="T9">Tourner de 5 degrés</text:span></text:p>
      <text:p text:style-name="P8"><text:span text:style-name="T11"><text:s/></text:span><text:span text:style-name="T9">Avancer de 0,884 px </text:span></text:p>
      <text:p text:style-name="P4">&lt;flèche&gt; </text:p>
      <text:p text:style-name="P4">Répéter 18 fois </text:p>
      <text:p text:style-name="P8"><text:span text:style-name="T11"><text:s/></text:span><text:span text:style-name="T9">Tourner de 5 degrés</text:span></text:p>
      <text:p text:style-name="P8"><text:soft-page-break/><text:span text:style-name="T11"><text:s/></text:span><text:span text:style-name="T9">Avancer de 1,3273 px </text:span></text:p>
      <text:p text:style-name="P4">&lt;flèche&gt; </text:p>
      <text:p text:style-name="P4">Répéter 18 fois </text:p>
      <text:p text:style-name="P8"><text:span text:style-name="T11"><text:s/></text:span><text:span text:style-name="T9">Tourner de 5 degrés</text:span></text:p>
      <text:p text:style-name="P8"><text:span text:style-name="T11"><text:s/></text:span><text:span text:style-name="T9">Avancer de 2,21 px </text:span></text:p>
      <text:p text:style-name="P4">&lt;flèche&gt; </text:p>
      <text:p text:style-name="P4">Répéter 18 fois </text:p>
      <text:p text:style-name="P8"><text:span text:style-name="T11"><text:s/></text:span><text:span text:style-name="T9">Tourner de 5 degrés</text:span></text:p>
      <text:p text:style-name="P8"><text:span text:style-name="T11"><text:s/></text:span><text:span text:style-name="T9">Avancer de 3,51 px </text:span></text:p>
      <text:p text:style-name="P4">&lt;flèche&gt; </text:p>
      <text:p text:style-name="P4">Répéter 18 fois </text:p>
      <text:p text:style-name="P8"><text:span text:style-name="T11"><text:s/></text:span><text:span text:style-name="T9">Tourner de 5 degrés</text:span></text:p>
      <text:p text:style-name="P8"><text:span text:style-name="T11"><text:s/></text:span><text:span text:style-name="T9">Avancer de 5,75 px </text:span></text:p>
      <text:p text:style-name="P4">&lt;flèche&gt; </text:p>
      <text:p text:style-name="P4">Répéter 18 fois </text:p>
      <text:p text:style-name="P8"><text:span text:style-name="T11"><text:s/></text:span><text:span text:style-name="T9">Tourner de 5 degrés</text:span></text:p>
      <text:p text:style-name="P8"><text:span text:style-name="T11"><text:s/></text:span><text:span text:style-name="T9">Avancer de 9,2 px </text:span></text:p>
      <text:p text:style-name="P4">&lt;flèche&gt; </text:p>
      <text:p text:style-name="P4">Répéter 18 fois </text:p>
      <text:p text:style-name="P8"><text:span text:style-name="T11"><text:s/></text:span><text:span text:style-name="T9">Tourner de 5 degrés</text:span></text:p>
      <text:p text:style-name="P8"><text:span text:style-name="T11"><text:s/></text:span><text:span text:style-name="T9">Avancer de 15 px </text:span></text:p>
      <text:p text:style-name="P4">&lt;flèche&gt; </text:p>
      <text:p text:style-name="P4">Afficher résultat 1,618034</text:p>
      <text:p text:style-name="P1"/>
      <text:p text:style-name="P2"/>
      <text:p text:style-name="P3">Triangle de Sierpiński</text:p>
      <text:p text:style-name="P5"/>
      <text:p text:style-name="P10"><text:span text:style-name="T9">Aller à </text:span><text:span text:style-name="T20">x</text:span><text:span text:style-name="T9">=-22; </text:span><text:span text:style-name="T20">y</text:span><text:span text:style-name="T9">=-23;</text:span> </text:p>
      <text:p text:style-name="P10"><text:span text:style-name="T9">Stylo écrit</text:span> </text:p>
      <text:p text:style-name="P10"><text:span text:style-name="T9">Avancer de 52 px</text:span> </text:p>
      <text:p text:style-name="P10">Tourner de 120 <text:span text:style-name="T10">degrés </text:span></text:p>
      <text:p text:style-name="P4">Avancer de 52 px </text:p>
      <text:p text:style-name="P10">Tourner de 120 <text:span text:style-name="T10">degrés </text:span></text:p>
      <text:p text:style-name="P4">Avancer de 52 px </text:p>
      <text:p text:style-name="P4">Stylo relevé </text:p>
      <text:p text:style-name="P4">Avancer de 200 px </text:p>
      <text:p text:style-name="P4">Tourner de 180 degrés </text:p>
      <text:p text:style-name="P4">Afficher résultat 0</text:p>
      <text:p text:style-name="P4">Avancer de 200 px </text:p>
      <text:p text:style-name="P6">Stylo écrit </text:p>
      <text:p text:style-name="P4">Avancer de 26 px</text:p>
      <text:p text:style-name="P4">Tourner de 240 degrés</text:p>
      <text:p text:style-name="P4">Avancer de 26 px</text:p>
      <text:p text:style-name="P4">Tourner de 120 degrés </text:p>
      <text:p text:style-name="P4">Avancer de 26 px</text:p>
      <text:p text:style-name="P4">Tourner de 120 degrés </text:p>
      <text:p text:style-name="P4">Avancer de 26 px</text:p>
      <text:p text:style-name="P4">Stylo relevé </text:p>
      <text:p text:style-name="P4"><text:soft-page-break/>Avancer de 200 px </text:p>
      <text:p text:style-name="P4">Tourner de 180 degrés </text:p>
      <text:p text:style-name="P4">Afficher résultat 1</text:p>
      <text:p text:style-name="P4">Avancer de 200 px </text:p>
      <text:p text:style-name="P4">Tourner de 180 degrés </text:p>
      <text:p text:style-name="P4">Stylo écrit</text:p>
      <text:p text:style-name="P4">Répéter 3 fois </text:p>
      <text:p text:style-name="P4"><text:s/>Tourner de 120 degrés </text:p>
      <text:p text:style-name="P4"><text:s/>Avancer de 13 px</text:p>
      <text:p text:style-name="P4"><text:s/>Tourner de 240 degrés</text:p>
      <text:p text:style-name="P4"><text:s/>Avancer de 13 px</text:p>
      <text:p text:style-name="P4"><text:s/>Tourner de 120 degrés </text:p>
      <text:p text:style-name="P4"><text:s/>Avancer de 13 px</text:p>
      <text:p text:style-name="P4"><text:s/>Tourner de 120 degrés </text:p>
      <text:p text:style-name="P4"><text:s/>Avancer de 13 px</text:p>
      <text:p text:style-name="P4"><text:s/>Tourner de 240 degrés</text:p>
      <text:p text:style-name="P4"><text:s/>Avancer de 13 px</text:p>
      <text:p text:style-name="P6">&lt;flèche&gt; </text:p>
      <text:p text:style-name="P4">Stylo relevé </text:p>
      <text:p text:style-name="P4">Avancer de 200 px </text:p>
      <text:p text:style-name="P4">Tourner de 180 degrés </text:p>
      <text:p text:style-name="P4">Afficher résultat 2</text:p>
      <text:p text:style-name="P4">Avancer de 200 px </text:p>
      <text:p text:style-name="P4">Tourner de 180 degrés </text:p>
      <text:p text:style-name="P4">Stylo écrit</text:p>
      <text:p text:style-name="P4">Répéter 3 fois </text:p>
      <text:p text:style-name="P4"><text:s/>Tourner de 120 degrés </text:p>
      <text:p text:style-name="P4"><text:s/>Avancer de 13 px</text:p>
      <text:p text:style-name="P4"><text:s/>Répéter 3 fois </text:p>
      <text:p text:style-name="P4"><text:s text:c="2"/>Tourner de 240 degrés </text:p>
      <text:p text:style-name="P4"><text:s text:c="2"/>Avancer de 6,5 px</text:p>
      <text:p text:style-name="P4"><text:s text:c="2"/>Tourner de 240 degrés</text:p>
      <text:p text:style-name="P4"><text:s text:c="2"/>Avancer de 6,5 px</text:p>
      <text:p text:style-name="P4"><text:s text:c="2"/>Tourner de 120 degrés </text:p>
      <text:p text:style-name="P4"><text:s text:c="2"/>Avancer de 6,5 px</text:p>
      <text:p text:style-name="P4"><text:s text:c="2"/>Tourner de 120 degrés </text:p>
      <text:p text:style-name="P4"><text:s text:c="2"/>Avancer de 6,5 px</text:p>
      <text:p text:style-name="P4"><text:s text:c="2"/>Tourner de 240 degrés</text:p>
      <text:p text:style-name="P4"><text:s text:c="2"/>Avancer de 6,5 px</text:p>
      <text:p text:style-name="P4"><text:s text:c="2"/>Tourner de 240 degrés</text:p>
      <text:p text:style-name="P4"><text:s/>&lt;flèche&gt; </text:p>
      <text:p text:style-name="P4"><text:s/>Avancer de 13 px</text:p>
      <text:p text:style-name="P4">&lt;flèche&gt; </text:p>
      <text:p text:style-name="P4">Stylo relevé </text:p>
      <text:p text:style-name="P4">Avancer de 200 px </text:p>
      <text:p text:style-name="P4">Tourner de 180 degrés </text:p>
      <text:p text:style-name="P4">Afficher résultat 3</text:p>
      <text:p text:style-name="P4">Avancer de 200 px </text:p>
      <text:p text:style-name="P4"><text:soft-page-break/>Tourner de 180 degrés </text:p>
      <text:p text:style-name="P4">Stylo écrit</text:p>
      <text:p text:style-name="P4">Répéter 3 fois </text:p>
      <text:p text:style-name="P4"><text:s/>Tourner de 120 degrés </text:p>
      <text:p text:style-name="P4"><text:s/>Avancer de 13 px</text:p>
      <text:p text:style-name="P4"><text:s/>Répéter 3 fois </text:p>
      <text:p text:style-name="P4"><text:s text:c="2"/>Tourner de 240 degrés </text:p>
      <text:p text:style-name="P4"><text:s text:c="2"/>Avancer de 6,5 px</text:p>
      <text:p text:style-name="P4"><text:s text:c="2"/>Répéter 3 fois </text:p>
      <text:p text:style-name="P4"><text:s text:c="3"/>Tourner de 240 degrés </text:p>
      <text:p text:style-name="P4"><text:s text:c="3"/>Avancer de 3,25 px</text:p>
      <text:p text:style-name="P4"><text:s text:c="3"/>Tourner de 240 degrés </text:p>
      <text:p text:style-name="P4"><text:s text:c="3"/>Avancer de 3,25 px</text:p>
      <text:p text:style-name="P4"><text:s text:c="3"/>Tourner de 120 degrés </text:p>
      <text:p text:style-name="P4"><text:s text:c="3"/>Avancer de 3,25 px</text:p>
      <text:p text:style-name="P4"><text:s text:c="3"/>Tourner de 120 degrés </text:p>
      <text:p text:style-name="P4"><text:s text:c="3"/>Avancer de 3,25 px</text:p>
      <text:p text:style-name="P4"><text:s text:c="3"/>Tourner de 240 degrés </text:p>
      <text:p text:style-name="P4"><text:s text:c="3"/>Avancer de 3,25 px</text:p>
      <text:p text:style-name="P4"><text:s text:c="3"/>Tourner de 240 degrés </text:p>
      <text:p text:style-name="P4"><text:s text:c="2"/>&lt;flèche&gt; </text:p>
      <text:p text:style-name="P4"><text:s text:c="2"/>Avancer de 6,5 px</text:p>
      <text:p text:style-name="P4"><text:s text:c="2"/>Tourner de 240 degrés </text:p>
      <text:p text:style-name="P4"><text:s/>&lt;flèche&gt; </text:p>
      <text:p text:style-name="P4"><text:s/>Avancer de 13 px</text:p>
      <text:p text:style-name="P4">&lt;flèche&gt; </text:p>
      <text:p text:style-name="P4">Stylo relevé </text:p>
      <text:p text:style-name="P4">Avancer de 200 px </text:p>
      <text:p text:style-name="P4">Afficher résultat 4</text:p>
      <text:p text:style-name="P4"><text:s/></text:p>
      <text:p text:style-name="P2"/>
      <text:p text:style-name="P2"/>
      <text:p text:style-name="P2"/>
      <text:p text:style-name="P1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"/>
    <style:font-face style:name="menlo" svg:font-family="menl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HP2019 ABRAKADABRA</meta:initial-creator>
    <meta:creation-date>2020-11-30T17:45:39.50</meta:creation-date>
    <dc:date>2020-12-15T21:55:47.112971000</dc:date>
    <meta:editing-duration>PT4H12M34S</meta:editing-duration>
    <meta:editing-cycles>17</meta:editing-cycles>
    <meta:generator>LibreOffice/7.0.3.1$MacOSX_X86_64 LibreOffice_project/d7547858d014d4cf69878db179d326fc3483e082</meta:generator>
    <meta:document-statistic meta:table-count="0" meta:image-count="0" meta:object-count="0" meta:page-count="8" meta:paragraph-count="351" meta:word-count="1250" meta:character-count="6466" meta:non-whitespace-character-count="5107"/>
  </office:meta>
</office:document-meta>
</file>